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57acfc8010" style:family="table" style:master-page-name="ta-mp-0x7f57acfc8010">
      <style:table-properties table:display="true" style:writing-mode="lr-tb"/>
    </style:style>
    <style:style style:name="ta-0x7f57acfc8200" style:family="table" style:master-page-name="ta-mp-0x7f57acfc8200">
      <style:table-properties table:display="true" style:writing-mode="lr-tb"/>
    </style:style>
    <style:style style:name="ta-0x7f57acfc83f0" style:family="table" style:master-page-name="ta-mp-0x7f57acfc83f0">
      <style:table-properties table:display="true" style:writing-mode="lr-tb"/>
    </style:style>
    <style:style style:name="ta-0x7f57acfc85e0" style:family="table" style:master-page-name="ta-mp-0x7f57acfc85e0">
      <style:table-properties table:display="true" style:writing-mode="lr-tb"/>
    </style:style>
    <style:style style:name="ta-0x7f57acfc87d0" style:family="table" style:master-page-name="ta-mp-0x7f57acfc87d0">
      <style:table-properties table:display="true" style:writing-mode="lr-tb"/>
    </style:style>
    <style:style style:name="ta-0x7f57acfc89c0" style:family="table" style:master-page-name="ta-mp-0x7f57acfc89c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57acfe2ac0" style:family="table-cell" style:data-style-name="General">
      <style:table-cell-properties fo:background-color="#c0c0c0" fo:border-top="0.106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be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d10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e38" style:family="table-cell" style:data-style-name="General">
      <style:table-cell-properties fo:background-color="transparent" fo:border-top="0.035cm solid #000000" fo:border-bottom="0.000cm none #c7c7c7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f60" style:family="table-cell" style:data-style-name="General">
      <style:table-cell-properties fo:background-color="transparent" fo:border-top="0.035cm solid #000000" fo:border-bottom="0.106cm solid #000000" fo:border-left="0.106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99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f675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7acfe31b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1f3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1ce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3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f688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7acfe32d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365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39c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340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377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3af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3d4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18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3d0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3c1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f69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7acfe3e6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41e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455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3f9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430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468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48d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184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171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47a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f6ad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7acfe49f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4d7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50e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4b2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4e9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521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546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870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74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53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f6b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7bc04be0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c18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c4f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bf3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c2a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c62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c870" style:family="table-cell" style:data-style-name="General">
      <style:table-cell-properties fo:background-color="#c0c0c0" fo:border-top="0.106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22a8" style:family="table-cell" style:data-style-name="General">
      <style:table-cell-properties fo:background-color="transparent" fo:border-top="0.035cm solid #000000" fo:border-bottom="0.000cm none #c7c7c7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e1bb8" style:family="table-cell" style:data-style-name="General">
      <style:table-cell-properties fo:background-color="transparent" fo:border-top="0.035cm solid #000000" fo:border-bottom="0.106cm solid #000000" fo:border-left="0.106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c7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acff6d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57bc04c998" style:family="table-cell" style:data-style-name="General">
      <style:table-cell-properties fo:background-color="#c0c0c0" fo:border-top="0.106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cd1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d088" style:family="table-cell" style:data-style-name="General">
      <style:table-cell-properties fo:background-color="transparent" fo:border-top="0.035cm solid #000000" fo:border-bottom="0.106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cac0" style:family="table-cell" style:data-style-name="General">
      <style:table-cell-properties fo:background-color="#c0c0c0" fo:border-top="0.106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ce38" style:family="table-cell" style:data-style-name="General">
      <style:table-cell-properties fo:background-color="transparent" fo:border-top="0.035cm solid #000000" fo:border-bottom="0.000cm none #c7c7c7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E-0x7f57bc04d1b0" style:family="table-cell" style:data-style-name="General">
      <style:table-cell-properties fo:background-color="transparent" fo:border-top="0.035cm solid #000000" fo:border-bottom="0.106cm solid #000000" fo:border-left="0.035cm solid #000000" fo:border-right="0.106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Calibri"/>
    </style:style>
    <style:style style:name="ACOL-1" style:family="table-column">
      <style:table-column-properties style:column-width="198.00pt" style:use-optimal-column-width="false"/>
    </style:style>
    <style:style style:name="ACOL-2" style:family="table-column"/>
    <style:style style:name="ACOL-3" style:family="table-column">
      <style:table-column-properties style:column-width="121.50pt" style:use-optimal-column-width="true"/>
    </style:style>
    <style:style style:name="ACOL-4" style:family="table-column">
      <style:table-column-properties style:column-width="55.50pt" style:use-optimal-column-width="true"/>
    </style:style>
    <style:style style:name="ACOL-5" style:family="table-column">
      <style:table-column-properties style:column-width="96.75pt" style:use-optimal-column-width="true"/>
    </style:style>
    <style:style style:name="ACOL-6" style:family="table-column">
      <style:table-column-properties style:column-width="465.00pt" style:use-optimal-column-width="true"/>
    </style:style>
    <style:style style:name="ACOL-7" style:family="table-column">
      <style:table-column-properties style:column-width="75.35pt" style:use-optimal-column-width="true"/>
    </style:style>
    <style:style style:name="ACOL-8" style:family="table-column">
      <style:table-column-properties style:column-width="94.85pt" style:use-optimal-column-width="true"/>
    </style:style>
    <style:style style:name="ACOL-9" style:family="table-column">
      <style:table-column-properties style:column-width="304.75pt" style:use-optimal-column-width="true"/>
    </style:style>
    <style:style style:name="AROW-1" style:family="table-row"/>
    <style:style style:name="AROW-2" style:family="table-row">
      <style:table-row-properties style:row-height="14.2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x7f57acf6d81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57acfc1c50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0x7f57ad06f070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x7f57acfc8010" table:print="false">
        <office:forms form:automatic-focus="false" form:apply-design-mode="false">
          <form:form/>
        </office:forms>
        <table:table-column table:default-cell-style-name="ACE-0x7f57acfe2998" table:style-name="ACOL-1"/>
        <table:table-column table:style-name="ACOL-0" table:number-columns-repeated="127"/>
        <table:table-row table:style-name="AROW-0">
          <table:table-cell table:style-name="ACE-0x7f57acfe2ac0" office:value-type="string">
            <text:p>ActionComponent</text:p>
          </table:table-cell>
          <table:table-cell table:number-columns-repeated="127" table:style-name="Gnumeric-default"/>
        </table:table-row>
        <table:table-row table:style-name="AROW-0">
          <table:table-cell table:style-name="ACE-0x7f57acfe2be8" table:content-validation-name="VAL-0x7f57acf6d810" office:value-type="string">
            <text:p>openApplication</text:p>
          </table:table-cell>
          <table:table-cell table:number-columns-repeated="127" table:style-name="Gnumeric-default"/>
        </table:table-row>
        <table:table-row table:style-name="AROW-0">
          <table:table-cell table:style-name="ACE-0x7f57acfe2d10" table:content-validation-name="VAL-0x7f57acfc1c50" office:value-type="string">
            <text:p>login</text:p>
          </table:table-cell>
          <table:table-cell table:number-columns-repeated="127" table:style-name="Gnumeric-default"/>
        </table:table-row>
        <table:table-row table:style-name="AROW-0">
          <table:table-cell table:style-name="ACE-0x7f57acfe2e38" table:content-validation-name="VAL-0x7f57ad06f070" office:value-type="string">
            <text:p>verifyCategoriesInCategoryPopUp</text:p>
          </table:table-cell>
          <table:table-cell table:number-columns-repeated="127" table:style-name="Gnumeric-default"/>
        </table:table-row>
        <table:table-row table:style-name="AROW-0">
          <table:table-cell table:style-name="ACE-0x7f57acfe2f60" office:value-type="string">
            <text:p>closeApplication</text:p>
          </table:table-cell>
          <table:table-cell table:number-columns-repeated="127" table:style-name="Gnumeric-default"/>
        </table:table-row>
        <table:table-row table:style-name="AROW-0" table:number-rows-repeated="1048568">
          <table:table-cell table:number-columns-repeated="128"/>
        </table:table-row>
        <table:table-row table:style-name="AROW-0" table:number-rows-repeated="3">
          <table:table-cell table:number-columns-repeated="128" table:style-name="Gnumeric-default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AQA1_TestData" table:style-name="ta-0x7f57acfc8200" table:print="false">
        <office:forms form:automatic-focus="false" form:apply-design-mode="false">
          <form:form/>
        </office:forms>
        <table:table-column table:default-cell-style-name="ACE-0x7f57acfe3088" table:style-name="ACOL-3"/>
        <table:table-column table:default-cell-style-name="ACE-0x7f57acfe3088" table:style-name="ACOL-4"/>
        <table:table-column table:default-cell-style-name="ACE-0x7f57acfe3088" table:style-name="ACOL-5"/>
        <table:table-column table:default-cell-style-name="ACE-0x7f57acfe3088" table:style-name="ACOL-6"/>
        <table:table-column table:default-cell-style-name="ACE-0x7f57acfe3088" table:style-name="ACOL-7" table:number-columns-repeated="2"/>
        <table:table-column table:default-cell-style-name="ACE-0x7f57acfe3088" table:style-name="ACOL-8"/>
        <table:table-column table:default-cell-style-name="ACE-0x7f57acfe3088" table:style-name="ACOL-9"/>
        <table:table-column table:default-cell-style-name="ACE-0x7f57acff6880" table:style-name="ACOL-0" table:number-columns-repeated="120"/>
        <table:table-row table:style-name="AROW-0">
          <table:table-cell table:style-name="ACE-0x7f57acfe31b0" office:value-type="string">
            <text:p>User Name</text:p>
          </table:table-cell>
          <table:table-cell table:style-name="ACE-0x7f57acfe32d8" office:value-type="string">
            <text:p>Password</text:p>
          </table:table-cell>
          <table:table-cell table:style-name="ACE-0x7f57acfe32d8" office:value-type="string">
            <text:p>SearchTextName</text:p>
          </table:table-cell>
          <table:table-cell table:style-name="ACE-0x7f57acfe3400" office:value-type="string">
            <text:p>PopUp Error</text:p>
          </table:table-cell>
          <table:table-cell table:number-columns-repeated="4" table:style-name="ACE-0x7f57acfe3088"/>
          <table:table-cell table:number-columns-repeated="120" table:style-name="ACE-0x7f57acff6880"/>
        </table:table-row>
        <table:table-row table:style-name="AROW-0">
          <table:table-cell table:style-name="ACE-0x7f57acfe1f30" office:value-type="string">
            <text:p>testshopclue@sc.com</text:p>
          </table:table-cell>
          <table:table-cell table:style-name="ACE-0x7f57acfe3650" office:value-type="float" office:value="123456">
            <text:p>123456</text:p>
          </table:table-cell>
          <table:table-cell table:style-name="ACE-0x7f57acfe3650" office:value-type="string">
            <text:p>Shirt</text:p>
          </table:table-cell>
          <table:table-cell table:style-name="ACE-0x7f57acfe3778" office:value-type="string">
            <text:p>No items selected! At least one check box must be selected to perform this action.</text:p>
          </table:table-cell>
          <table:table-cell table:number-columns-repeated="4" table:style-name="ACE-0x7f57acfe3088"/>
          <table:table-cell table:number-columns-repeated="120" table:style-name="ACE-0x7f57acff6880"/>
        </table:table-row>
        <table:table-row table:style-name="AROW-0">
          <table:table-cell table:style-name="ACE-0x7f57acfe1ce0" office:value-type="string">
            <text:p>testshopclue@sc.com</text:p>
          </table:table-cell>
          <table:table-cell table:style-name="ACE-0x7f57acfe39c8" office:value-type="float" office:value="123456">
            <text:p>123456</text:p>
          </table:table-cell>
          <table:table-cell table:style-name="ACE-0x7f57acfe39c8"/>
          <table:table-cell table:style-name="ACE-0x7f57acfe3af0"/>
          <table:table-cell table:number-columns-repeated="4" table:style-name="ACE-0x7f57acfe3088"/>
          <table:table-cell table:number-columns-repeated="120" table:style-name="ACE-0x7f57acff6880"/>
        </table:table-row>
        <table:table-row table:style-name="AROW-0" table:number-rows-repeated="1048564">
          <table:table-cell table:number-columns-repeated="128"/>
        </table:table-row>
        <table:table-row table:style-name="AROW-0" table:number-rows-repeated="9">
          <table:table-cell table:number-columns-repeated="128" table:style-name="ACE-0x7f57acff6880"/>
        </table:table-row>
        <table:named-expressions>
          <table:named-expression table:name="Print_Area" table:expression="of:=#REF!" table:base-cell-address="$'AQA1_TestData'.$A$1"/>
          <table:named-expression table:name="Sheet_Title" table:expression="of:=&quot;AQA1_TestData&quot;" table:base-cell-address="$'AQA1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2_TestData" table:style-name="ta-0x7f57acfc83f0" table:print="false">
        <office:forms form:automatic-focus="false" form:apply-design-mode="false">
          <form:form/>
        </office:forms>
        <table:table-column table:default-cell-style-name="ACE-0x7f57acfe3c18" table:style-name="ACOL-3"/>
        <table:table-column table:default-cell-style-name="ACE-0x7f57acfe3c18" table:style-name="ACOL-4"/>
        <table:table-column table:default-cell-style-name="ACE-0x7f57acfe3c18" table:style-name="ACOL-5"/>
        <table:table-column table:default-cell-style-name="ACE-0x7f57acfe3c18" table:style-name="ACOL-6"/>
        <table:table-column table:default-cell-style-name="ACE-0x7f57acfe3c18" table:style-name="ACOL-7" table:number-columns-repeated="2"/>
        <table:table-column table:default-cell-style-name="ACE-0x7f57acfe3c18" table:style-name="ACOL-8"/>
        <table:table-column table:default-cell-style-name="ACE-0x7f57acfe3c18" table:style-name="ACOL-9"/>
        <table:table-column table:default-cell-style-name="ACE-0x7f57acff69a8" table:style-name="ACOL-0" table:number-columns-repeated="120"/>
        <table:table-row table:style-name="AROW-0">
          <table:table-cell table:style-name="ACE-0x7f57acfe3d40" office:value-type="string">
            <text:p>User Name</text:p>
          </table:table-cell>
          <table:table-cell table:style-name="ACE-0x7f57acfe3e68" office:value-type="string">
            <text:p>Password</text:p>
          </table:table-cell>
          <table:table-cell table:style-name="ACE-0x7f57acfe3e68" office:value-type="string">
            <text:p>SearchTextName</text:p>
          </table:table-cell>
          <table:table-cell table:style-name="ACE-0x7f57acfe3f90" office:value-type="string">
            <text:p>PopUp Error</text:p>
          </table:table-cell>
          <table:table-cell table:number-columns-repeated="4" table:style-name="ACE-0x7f57acfe3c18"/>
          <table:table-cell table:number-columns-repeated="120" table:style-name="ACE-0x7f57acff69a8"/>
        </table:table-row>
        <table:table-row table:style-name="AROW-0">
          <table:table-cell table:style-name="ACE-0x7f57acfe2180" office:value-type="string">
            <text:p>testshopclue@sc.com</text:p>
          </table:table-cell>
          <table:table-cell table:style-name="ACE-0x7f57acfe41e0" office:value-type="float" office:value="123456">
            <text:p>123456</text:p>
          </table:table-cell>
          <table:table-cell table:style-name="ACE-0x7f57acfe41e0" office:value-type="string">
            <text:p>Shirt</text:p>
          </table:table-cell>
          <table:table-cell table:style-name="ACE-0x7f57acfe4308" office:value-type="string">
            <text:p>No items selected! At least one check box must be selected to perform this action.</text:p>
          </table:table-cell>
          <table:table-cell table:number-columns-repeated="4" table:style-name="ACE-0x7f57acfe3c18"/>
          <table:table-cell table:number-columns-repeated="120" table:style-name="ACE-0x7f57acff69a8"/>
        </table:table-row>
        <table:table-row table:style-name="AROW-0">
          <table:table-cell table:style-name="ACE-0x7f57acfe23d0" office:value-type="string">
            <text:p>testshopclue@sc.com</text:p>
          </table:table-cell>
          <table:table-cell table:style-name="ACE-0x7f57acfe4558" office:value-type="float" office:value="123456">
            <text:p>123456</text:p>
          </table:table-cell>
          <table:table-cell table:style-name="ACE-0x7f57acfe4558"/>
          <table:table-cell table:style-name="ACE-0x7f57acfe4680"/>
          <table:table-cell table:number-columns-repeated="4" table:style-name="ACE-0x7f57acfe3c18"/>
          <table:table-cell table:number-columns-repeated="120" table:style-name="ACE-0x7f57acff69a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57acff69a8"/>
        </table:table-row>
        <table:named-expressions>
          <table:named-expression table:name="Print_Area" table:expression="of:=#REF!" table:base-cell-address="$'AQA2_TestData'.$A$1"/>
          <table:named-expression table:name="Sheet_Title" table:expression="of:=&quot;AQA2_TestData&quot;" table:base-cell-address="$'AQA2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3_TestData" table:style-name="ta-0x7f57acfc85e0" table:print="false">
        <office:forms form:automatic-focus="false" form:apply-design-mode="false">
          <form:form/>
        </office:forms>
        <table:table-column table:default-cell-style-name="ACE-0x7f57acfe47a8" table:style-name="ACOL-3"/>
        <table:table-column table:default-cell-style-name="ACE-0x7f57acfe47a8" table:style-name="ACOL-4"/>
        <table:table-column table:default-cell-style-name="ACE-0x7f57acfe47a8" table:style-name="ACOL-5"/>
        <table:table-column table:default-cell-style-name="ACE-0x7f57acfe47a8" table:style-name="ACOL-6"/>
        <table:table-column table:default-cell-style-name="ACE-0x7f57acfe47a8" table:style-name="ACOL-7" table:number-columns-repeated="2"/>
        <table:table-column table:default-cell-style-name="ACE-0x7f57acfe47a8" table:style-name="ACOL-8"/>
        <table:table-column table:default-cell-style-name="ACE-0x7f57acfe47a8" table:style-name="ACOL-9"/>
        <table:table-column table:default-cell-style-name="ACE-0x7f57acff6ad0" table:style-name="ACOL-0" table:number-columns-repeated="120"/>
        <table:table-row table:style-name="AROW-0">
          <table:table-cell table:style-name="ACE-0x7f57acfe48d0" office:value-type="string">
            <text:p>User Name</text:p>
          </table:table-cell>
          <table:table-cell table:style-name="ACE-0x7f57acfe49f8" office:value-type="string">
            <text:p>Password</text:p>
          </table:table-cell>
          <table:table-cell table:style-name="ACE-0x7f57acfe49f8" office:value-type="string">
            <text:p>SearchTextName</text:p>
          </table:table-cell>
          <table:table-cell table:style-name="ACE-0x7f57acfe4b20" office:value-type="string">
            <text:p>PopUp Error</text:p>
          </table:table-cell>
          <table:table-cell table:number-columns-repeated="4" table:style-name="ACE-0x7f57acfe47a8"/>
          <table:table-cell table:number-columns-repeated="120" table:style-name="ACE-0x7f57acff6ad0"/>
        </table:table-row>
        <table:table-row table:style-name="AROW-0">
          <table:table-cell table:style-name="ACE-0x7f57acfe1840" office:value-type="string">
            <text:p>testshopclue@sc.com</text:p>
          </table:table-cell>
          <table:table-cell table:style-name="ACE-0x7f57acfe4d70" office:value-type="float" office:value="123456">
            <text:p>123456</text:p>
          </table:table-cell>
          <table:table-cell table:style-name="ACE-0x7f57acfe4d70" office:value-type="string">
            <text:p>Shirt</text:p>
          </table:table-cell>
          <table:table-cell table:style-name="ACE-0x7f57acfe4e98" office:value-type="string">
            <text:p>No items selected! At least one check box must be selected to perform this action.</text:p>
          </table:table-cell>
          <table:table-cell table:number-columns-repeated="4" table:style-name="ACE-0x7f57acfe47a8"/>
          <table:table-cell table:number-columns-repeated="120" table:style-name="ACE-0x7f57acff6ad0"/>
        </table:table-row>
        <table:table-row table:style-name="AROW-0">
          <table:table-cell table:style-name="ACE-0x7f57acfe1718" office:value-type="string">
            <text:p>testshopclue@sc.com</text:p>
          </table:table-cell>
          <table:table-cell table:style-name="ACE-0x7f57acfe50e8" office:value-type="float" office:value="123456">
            <text:p>123456</text:p>
          </table:table-cell>
          <table:table-cell table:style-name="ACE-0x7f57acfe50e8"/>
          <table:table-cell table:style-name="ACE-0x7f57acfe5210"/>
          <table:table-cell table:number-columns-repeated="4" table:style-name="ACE-0x7f57acfe47a8"/>
          <table:table-cell table:number-columns-repeated="120" table:style-name="ACE-0x7f57acff6ad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57acff6ad0"/>
        </table:table-row>
        <table:named-expressions>
          <table:named-expression table:name="Print_Area" table:expression="of:=#REF!" table:base-cell-address="$'AQA3_TestData'.$A$1"/>
          <table:named-expression table:name="Sheet_Title" table:expression="of:=&quot;AQA3_TestData&quot;" table:base-cell-address="$'AQA3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4_TestData" table:style-name="ta-0x7f57acfc87d0" table:print="false">
        <office:forms form:automatic-focus="false" form:apply-design-mode="false">
          <form:form/>
        </office:forms>
        <table:table-column table:default-cell-style-name="ACE-0x7f57acfe5338" table:style-name="ACOL-3"/>
        <table:table-column table:default-cell-style-name="ACE-0x7f57acfe5338" table:style-name="ACOL-4"/>
        <table:table-column table:default-cell-style-name="ACE-0x7f57acfe5338" table:style-name="ACOL-5"/>
        <table:table-column table:default-cell-style-name="ACE-0x7f57acfe5338" table:style-name="ACOL-6"/>
        <table:table-column table:default-cell-style-name="ACE-0x7f57acfe5338" table:style-name="ACOL-7" table:number-columns-repeated="2"/>
        <table:table-column table:default-cell-style-name="ACE-0x7f57acfe5338" table:style-name="ACOL-8"/>
        <table:table-column table:default-cell-style-name="ACE-0x7f57acfe5338" table:style-name="ACOL-9"/>
        <table:table-column table:default-cell-style-name="ACE-0x7f57acff6bf8" table:style-name="ACOL-0" table:number-columns-repeated="120"/>
        <table:table-row table:style-name="AROW-0">
          <table:table-cell table:style-name="ACE-0x7f57acfe5460" office:value-type="string">
            <text:p>User Name</text:p>
          </table:table-cell>
          <table:table-cell table:style-name="ACE-0x7f57bc04be08" office:value-type="string">
            <text:p>Password</text:p>
          </table:table-cell>
          <table:table-cell table:style-name="ACE-0x7f57bc04be08" office:value-type="string">
            <text:p>SearchTextName</text:p>
          </table:table-cell>
          <table:table-cell table:style-name="ACE-0x7f57bc04bf30" office:value-type="string">
            <text:p>PopUp Error</text:p>
          </table:table-cell>
          <table:table-cell table:number-columns-repeated="4" table:style-name="ACE-0x7f57acfe5338"/>
          <table:table-cell table:number-columns-repeated="120" table:style-name="ACE-0x7f57acff6bf8"/>
        </table:table-row>
        <table:table-row table:style-name="AROW-0">
          <table:table-cell table:style-name="ACE-0x7f57acfe2870" office:value-type="string">
            <text:p>testshopclue@sc.com</text:p>
          </table:table-cell>
          <table:table-cell table:style-name="ACE-0x7f57bc04c180" office:value-type="float" office:value="123456">
            <text:p>123456</text:p>
          </table:table-cell>
          <table:table-cell table:style-name="ACE-0x7f57bc04c180" office:value-type="string">
            <text:p>Shirt</text:p>
          </table:table-cell>
          <table:table-cell table:style-name="ACE-0x7f57bc04c2a8" office:value-type="string">
            <text:p>No items selected! At least one check box must be selected to perform this action.</text:p>
          </table:table-cell>
          <table:table-cell table:number-columns-repeated="4" table:style-name="ACE-0x7f57acfe5338"/>
          <table:table-cell table:number-columns-repeated="120" table:style-name="ACE-0x7f57acff6bf8"/>
        </table:table-row>
        <table:table-row table:style-name="AROW-0">
          <table:table-cell table:style-name="ACE-0x7f57acfe2748" office:value-type="string">
            <text:p>testshopclue@sc.com</text:p>
          </table:table-cell>
          <table:table-cell table:style-name="ACE-0x7f57bc04c4f8" office:value-type="float" office:value="123456">
            <text:p>123456</text:p>
          </table:table-cell>
          <table:table-cell table:style-name="ACE-0x7f57bc04c4f8"/>
          <table:table-cell table:style-name="ACE-0x7f57bc04c620"/>
          <table:table-cell table:number-columns-repeated="4" table:style-name="ACE-0x7f57acfe5338"/>
          <table:table-cell table:number-columns-repeated="120" table:style-name="ACE-0x7f57acff6bf8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57acff6bf8"/>
        </table:table-row>
        <table:named-expressions>
          <table:named-expression table:name="Print_Area" table:expression="of:=#REF!" table:base-cell-address="$'AQA4_TestData'.$A$1"/>
          <table:named-expression table:name="Sheet_Title" table:expression="of:=&quot;AQA4_TestData&quot;" table:base-cell-address="$'AQA4_TestData'.$A$1"/>
        </table:named-expressions>
        <gnm:selections gnm:cursor-col="0" gnm:cursor-row="0">
          <gnm:selection gnm:start-col="0" gnm:start-row="0" gnm:end-col="0" gnm:end-row="2"/>
        </gnm:selections>
      </table:table>
      <table:table table:name="AQA5_TestData" table:style-name="ta-0x7f57acfc89c0" table:print="false">
        <office:forms form:automatic-focus="false" form:apply-design-mode="false">
          <form:form/>
        </office:forms>
        <table:table-column table:default-cell-style-name="ACE-0x7f57bc04c748" table:style-name="ACOL-3"/>
        <table:table-column table:default-cell-style-name="ACE-0x7f57bc04c748" table:style-name="ACOL-4"/>
        <table:table-column table:default-cell-style-name="ACE-0x7f57bc04c748" table:style-name="ACOL-5"/>
        <table:table-column table:default-cell-style-name="ACE-0x7f57bc04c748" table:style-name="ACOL-6"/>
        <table:table-column table:default-cell-style-name="ACE-0x7f57bc04c748" table:style-name="ACOL-7" table:number-columns-repeated="2"/>
        <table:table-column table:default-cell-style-name="ACE-0x7f57bc04c748" table:style-name="ACOL-8"/>
        <table:table-column table:default-cell-style-name="ACE-0x7f57bc04c748" table:style-name="ACOL-9"/>
        <table:table-column table:default-cell-style-name="ACE-0x7f57acff6d20" table:style-name="ACOL-0" table:number-columns-repeated="120"/>
        <table:table-row table:style-name="AROW-0">
          <table:table-cell table:style-name="ACE-0x7f57bc04c870" office:value-type="string">
            <text:p>User Name</text:p>
          </table:table-cell>
          <table:table-cell table:style-name="ACE-0x7f57bc04c998" office:value-type="string">
            <text:p>Password</text:p>
          </table:table-cell>
          <table:table-cell table:style-name="ACE-0x7f57bc04c998" office:value-type="string">
            <text:p>SearchTextName</text:p>
          </table:table-cell>
          <table:table-cell table:style-name="ACE-0x7f57bc04cac0" office:value-type="string">
            <text:p>PopUp Error</text:p>
          </table:table-cell>
          <table:table-cell table:number-columns-repeated="4" table:style-name="ACE-0x7f57bc04c748"/>
          <table:table-cell table:number-columns-repeated="120" table:style-name="ACE-0x7f57acff6d20"/>
        </table:table-row>
        <table:table-row table:style-name="AROW-0">
          <table:table-cell table:style-name="ACE-0x7f57acfe22a8" office:value-type="string">
            <text:p>testshopclue@sc.com</text:p>
          </table:table-cell>
          <table:table-cell table:style-name="ACE-0x7f57bc04cd10" office:value-type="float" office:value="123456">
            <text:p>123456</text:p>
          </table:table-cell>
          <table:table-cell table:style-name="ACE-0x7f57bc04cd10" office:value-type="string">
            <text:p>Shirt</text:p>
          </table:table-cell>
          <table:table-cell table:style-name="ACE-0x7f57bc04ce38" office:value-type="string">
            <text:p>No items selected! At least one check box must be selected to perform this action.</text:p>
          </table:table-cell>
          <table:table-cell table:number-columns-repeated="4" table:style-name="ACE-0x7f57bc04c748"/>
          <table:table-cell table:number-columns-repeated="120" table:style-name="ACE-0x7f57acff6d20"/>
        </table:table-row>
        <table:table-row table:style-name="AROW-0">
          <table:table-cell table:style-name="ACE-0x7f57acfe1bb8" office:value-type="string">
            <text:p>testshopclue@sc.com</text:p>
          </table:table-cell>
          <table:table-cell table:style-name="ACE-0x7f57bc04d088" office:value-type="float" office:value="123456">
            <text:p>123456</text:p>
          </table:table-cell>
          <table:table-cell table:style-name="ACE-0x7f57bc04d088"/>
          <table:table-cell table:style-name="ACE-0x7f57bc04d1b0"/>
          <table:table-cell table:number-columns-repeated="4" table:style-name="ACE-0x7f57bc04c748"/>
          <table:table-cell table:number-columns-repeated="120" table:style-name="ACE-0x7f57acff6d20"/>
        </table:table-row>
        <table:table-row table:style-name="AROW-2" table:number-rows-repeated="1048564">
          <table:table-cell table:number-columns-repeated="128"/>
        </table:table-row>
        <table:table-row table:style-name="AROW-2" table:number-rows-repeated="9">
          <table:table-cell table:number-columns-repeated="128" table:style-name="ACE-0x7f57acff6d20"/>
        </table:table-row>
        <table:named-expressions>
          <table:named-expression table:name="Print_Area" table:expression="of:=#REF!" table:base-cell-address="$'AQA5_TestData'.$A$1"/>
          <table:named-expression table:name="Sheet_Title" table:expression="of:=&quot;AQA5_TestData&quot;" table:base-cell-address="$'AQA5_TestData'.$A$1"/>
        </table:named-expressions>
        <gnm:selections gnm:cursor-col="0" gnm:cursor-row="0">
          <gnm:selection gnm:start-col="0" gnm:start-row="0" gnm:end-col="0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x7f57acfaf5b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7acfd47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7acfdf8a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7b5ed9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7b5dd5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  <style:page-layout style:name="pl-0x7f57b5f1a15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.00pt" fo:margin="0.00pt" fo:min-height="21.29pt" svg:height="21.29pt" style:dynamic-spacing="true"/>
      </style:header-style>
      <style:footer-style>
        <style:header-footer-properties fo:border="none" style:shadow="none" fo:padding="0.00pt" fo:margin="0.00pt" fo:min-height="21.29pt" svg:height="21.29pt" style:dynamic-spacing="true"/>
      </style:footer-style>
    </style:page-layout>
  </office:automatic-styles>
  <office:master-styles>
    <style:master-page style:name="ta-mp-0x7f57acfc8010" style:display-name="TestCase" style:page-layout-name="pl-0x7f57acfaf5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7acfc8200" style:display-name="AQA1_TestData" style:page-layout-name="pl-0x7f57acfd47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7acfc83f0" style:display-name="AQA2_TestData" style:page-layout-name="pl-0x7f57acfdf8a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7acfc85e0" style:display-name="AQA3_TestData" style:page-layout-name="pl-0x7f57b5ed9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7acfc87d0" style:display-name="AQA4_TestData" style:page-layout-name="pl-0x7f57b5dd5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57acfc89c0" style:display-name="AQA5_TestData" style:page-layout-name="pl-0x7f57b5f1a15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7-01T05:27:36Z</dc:date>
    <meta:creation-date>2014-12-02T14:54:22Z</meta:creation-date>
    <meta:editing-cycles>31</meta:editing-cycles>
    <meta:editing-duration>PT9H10M6S</meta:editing-duration>
    <meta:generator>gnumeric/1.12.9</meta:generator>
    <meta:initial-creator>sakshi juneja</meta:initial-creator>
  </office:meta>
</office:document-meta>
</file>